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90 long. Non-rotating planet!!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7908390827393" calcext:value-type="float">
            <text:p>2.07908390827393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7908390827393" calcext:value-type="float">
            <text:p>-2.08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395.40046718607" calcext:value-type="float">
            <text:p>3395.400467186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95.40046718607" calcext:value-type="float">
            <text:p>3395.400467186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4.75572932878906E-030" calcext:value-type="float">
            <text:p>-4.75572932878906E-03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75572932878906E-030" calcext:value-type="float">
            <text:p>-4.75572932878906E-03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03761224194699E-018" calcext:value-type="float">
            <text:p>1.03761224194699E-01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03761224194699E-018" calcext:value-type="float">
            <text:p>-1.04E-01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467299010618753" calcext:value-type="float">
            <text:p>0.00467299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467299010618753" calcext:value-type="float">
            <text:p>0.004672990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467299010618753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7908390827393" calcext:value-type="float">
            <text:p>2.07908390827393E-013</text:p>
          </table:table-cell>
          <table:table-cell/>
          <table:table-cell table:style-name="ce3" office:value-type="float" office:value="0.999999501048775" calcext:value-type="float">
            <text:p>0.999999501</text:p>
          </table:table-cell>
          <table:table-cell table:style-name="ce3" office:value-type="float" office:value="-1.0373614635478E-019" calcext:value-type="float">
            <text:p>-1.0373614635478E-01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7908390827393" calcext:value-type="float">
            <text:p>2.07908390827393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7908390827393" calcext:value-type="float">
            <text:p>-2.08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95.40046718607" calcext:value-type="float">
            <text:p>3395.400467186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75572932878906E-030" calcext:value-type="float">
            <text:p>-4.75572932878906E-030</text:p>
          </table:table-cell>
          <table:table-cell/>
          <table:table-cell table:style-name="ce3" office:value-type="float" office:value="1.03761224194699E-018" calcext:value-type="float">
            <text:p>1.03761224194699E-018</text:p>
          </table:table-cell>
          <table:table-cell/>
          <table:table-cell table:style-name="ce3" office:value-type="float" office:value="-0.00000000000458333964898616" calcext:value-type="float">
            <text:p>-4.58333964898616E-012</text:p>
          </table:table-cell>
          <table:table-cell table:style-name="ce3" office:value-type="float" office:value="-1.03761224195175E-018" calcext:value-type="float">
            <text:p>-1.03761224195175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03761224194699E-018" calcext:value-type="float">
            <text:p>1.03761224194699E-01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03761224194699E-018" calcext:value-type="float">
            <text:p>-1.04E-01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0467299010618752" calcext:value-type="float">
            <text:p>0.004672990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0467299010618752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7908390827393" calcext:value-type="float">
            <text:p>2.07908390827393E-013</text:p>
          </table:table-cell>
          <table:table-cell/>
          <table:table-cell table:style-name="ce3" office:value-type="float" office:value="0.999999501048775" calcext:value-type="float">
            <text:p>0.999999501</text:p>
          </table:table-cell>
          <table:table-cell table:style-name="ce3" office:value-type="float" office:value="-1.03736146329536E-019" calcext:value-type="float">
            <text:p>-1.03736146329536E-01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7908390827393" calcext:value-type="float">
            <text:p>2.07908390827393E-013</text:p>
          </table:table-cell>
          <table:table-cell/>
          <table:table-cell table:style-name="ce4" table:formula="of:=[.F21]" office:value-type="float" office:value="0.000000000000207908390827393" calcext:value-type="float">
            <text:p>2.07908390827393E-013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95.40046718607" calcext:value-type="float">
            <text:p>3395.4004671861</text:p>
          </table:table-cell>
          <table:table-cell/>
          <table:table-cell table:style-name="ce4" table:formula="of:=[.F22]" office:value-type="float" office:value="3395.40046718607" calcext:value-type="float">
            <text:p>3395.4004671861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75572932878906E-030" calcext:value-type="float">
            <text:p>-4.75572932878906E-030</text:p>
          </table:table-cell>
          <table:table-cell/>
          <table:table-cell table:style-name="ce3" office:value-type="float" office:value="1.03761224194699E-018" calcext:value-type="float">
            <text:p>1.03761224194699E-018</text:p>
          </table:table-cell>
          <table:table-cell/>
          <table:table-cell table:style-name="ce3" office:value-type="float" office:value="-0.00000000000458333964898617" calcext:value-type="float">
            <text:p>-4.58333964898617E-012</text:p>
          </table:table-cell>
          <table:table-cell table:style-name="ce3" office:value-type="float" office:value="-1.03761224195174E-018" calcext:value-type="float">
            <text:p>-1.03761224195174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03761224194699E-018" calcext:value-type="float">
            <text:p>1.03761224194699E-018</text:p>
          </table:table-cell>
          <table:table-cell/>
          <table:table-cell table:style-name="ce4" table:formula="of:=[.F24]" office:value-type="float" office:value="1.03761224194699E-018" calcext:value-type="float">
            <text:p>1.03761224194699E-018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04083408558608E-017" calcext:value-type="float">
            <text:p>1.0408340855860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0467299010618752" calcext:value-type="float">
            <text:p>0.0046729901</text:p>
          </table:table-cell>
          <table:table-cell/>
          <table:table-cell table:style-name="ce4" table:formula="of:=[.F25]" office:value-type="float" office:value="0.00467299010618753" calcext:value-type="float">
            <text:p>0.0046729901</text:p>
          </table:table-cell>
          <table:table-cell/>
          <table:table-cell table:formula="of:=[.M37]/[.O37]" office:value-type="float" office:value="0.999999999999998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7908354133956" calcext:value-type="float">
            <text:p>2.07908354133956E-013</text:p>
          </table:table-cell>
          <table:table-cell/>
          <table:table-cell table:style-name="ce3" office:value-type="float" office:value="0.999999677537202" calcext:value-type="float">
            <text:p>0.9999996775</text:p>
          </table:table-cell>
          <table:table-cell table:style-name="ce3" office:value-type="float" office:value="-6.70427096052326E-020" calcext:value-type="float">
            <text:p>-6.70427096052326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7908354133956" calcext:value-type="float">
            <text:p>2.07908354133956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7908354133956" calcext:value-type="float">
            <text:p>-2.08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395.40046718607" calcext:value-type="float">
            <text:p>3395.400467186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0035663571434786" calcext:value-type="float">
            <text:p>3.5663571434786E-01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35663571434786" calcext:value-type="float">
            <text:p>-3.5663571434786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.0000000000035663571434786" calcext:value-type="float">
            <text:p>3.5663571434786E-01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0.0000000000035663571434786" calcext:value-type="float">
            <text:p>-3.57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75572932878906E-030" calcext:value-type="float">
            <text:p>-4.75572932878906E-030</text:p>
          </table:table-cell>
          <table:table-cell/>
          <table:table-cell table:style-name="ce3" office:value-type="float" office:value="6.78014199935271E-019" calcext:value-type="float">
            <text:p>6.78014199935271E-019</text:p>
          </table:table-cell>
          <table:table-cell/>
          <table:table-cell table:style-name="ce3" office:value-type="float" office:value="-0.00000000000701420313799192" calcext:value-type="float">
            <text:p>-7.01420313799192E-012</text:p>
          </table:table-cell>
          <table:table-cell table:style-name="ce3" office:value-type="float" office:value="-6.78014199940027E-019" calcext:value-type="float">
            <text:p>-6.78014199940027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6.78014199935271E-019" calcext:value-type="float">
            <text:p>6.78014199935271E-01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6.78014199935271E-019" calcext:value-type="float">
            <text:p>-6.78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44" calcext:value-type="float">
            <text:p>0.0046729901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8.67361737988404E-017" calcext:value-type="float">
            <text:p>8.67361737988404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0467299010618744" calcext:value-type="float">
            <text:p>0.004672990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0467299010618744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419515119735394" calcext:value-type="float">
            <text:p>4.19515119735394E-01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419515119735394" calcext:value-type="float">
            <text:p>-4.19515119735394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000419515119735394" calcext:value-type="float">
            <text:p>4.19515119735394E-01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000419515119735394" calcext:value-type="float">
            <text:p>-4.20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7908354133956" calcext:value-type="float">
            <text:p>2.07908354133956E-013</text:p>
          </table:table-cell>
          <table:table-cell/>
          <table:table-cell table:style-name="ce4" table:formula="of:=[.F33]" office:value-type="float" office:value="0.000000000000207908390827393" calcext:value-type="float">
            <text:p>2.07908390827393E-013</text:p>
          </table:table-cell>
          <table:table-cell/>
          <table:table-cell table:formula="of:=[.M57]/[.O57]" office:value-type="float" office:value="0.999999823511515" calcext:value-type="float">
            <text:p>0.9999998235</text:p>
          </table:table-cell>
          <table:table-cell table:formula="of:=[.M57]-[.O57]" office:value-type="float" office:value="-3.66934370019826E-020" calcext:value-type="float">
            <text:p>-3.67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95.40046718607" calcext:value-type="float">
            <text:p>3395.4004671861</text:p>
          </table:table-cell>
          <table:table-cell/>
          <table:table-cell table:style-name="ce4" table:formula="of:=[.F34]" office:value-type="float" office:value="3395.40046718607" calcext:value-type="float">
            <text:p>3395.4004671861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000035663571434786" calcext:value-type="float">
            <text:p>3.5663571434786E-012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.0000000000035663571434786" calcext:value-type="float">
            <text:p>3.5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6.78014199935271E-019" calcext:value-type="float">
            <text:p>6.78014199935271E-019</text:p>
          </table:table-cell>
          <table:table-cell/>
          <table:table-cell table:style-name="ce4" table:formula="of:=[.F36]" office:value-type="float" office:value="1.03761224194699E-018" calcext:value-type="float">
            <text:p>1.03761224194699E-018</text:p>
          </table:table-cell>
          <table:table-cell/>
          <table:table-cell table:formula="of:=[.M60]/[.O60]" office:value-type="float" office:value="0.653436970503582" calcext:value-type="float">
            <text:p>0.6534369705</text:p>
          </table:table-cell>
          <table:table-cell table:formula="of:=[.M60]-[.O60]" office:value-type="float" office:value="-3.59598042011719E-019" calcext:value-type="float">
            <text:p>-3.60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467299010618744" calcext:value-type="float">
            <text:p>0.0046729901</text:p>
          </table:table-cell>
          <table:table-cell/>
          <table:table-cell table:style-name="ce4" table:formula="of:=[.F37]" office:value-type="float" office:value="0.00467299010618752" calcext:value-type="float">
            <text:p>0.0046729901</text:p>
          </table:table-cell>
          <table:table-cell/>
          <table:table-cell table:formula="of:=[.M61]/[.O61]" office:value-type="float" office:value="0.999999999999983" calcext:value-type="float">
            <text:p>1</text:p>
          </table:table-cell>
          <table:table-cell table:formula="of:=[.M61]-[.O61]" office:value-type="float" office:value="-8.06646416329215E-017" calcext:value-type="float">
            <text:p>-8.07E-0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0419515119735394" calcext:value-type="float">
            <text:p>4.19515119735394E-01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.0000000000419515119735394" calcext:value-type="float">
            <text:p>4.2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7908354133956" calcext:value-type="float">
            <text:p>2.07908354133956E-013</text:p>
          </table:table-cell>
          <table:table-cell/>
          <table:table-cell table:style-name="ce4" table:formula="of:=[.F21]" office:value-type="float" office:value="0.000000000000207908390827393" calcext:value-type="float">
            <text:p>2.07908390827393E-013</text:p>
          </table:table-cell>
          <table:table-cell/>
          <table:table-cell table:formula="of:=[.M69]/[.O69]" office:value-type="float" office:value="0.999999823511515" calcext:value-type="float">
            <text:p>0.9999998235</text:p>
          </table:table-cell>
          <table:table-cell table:formula="of:=[.M69]-[.O69]" office:value-type="float" office:value="-3.66934370019826E-020" calcext:value-type="float">
            <text:p>-3.67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95.40046718607" calcext:value-type="float">
            <text:p>3395.4004671861</text:p>
          </table:table-cell>
          <table:table-cell/>
          <table:table-cell table:style-name="ce4" table:formula="of:=[.F22]" office:value-type="float" office:value="3395.40046718607" calcext:value-type="float">
            <text:p>3395.4004671861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000035663571434786" calcext:value-type="float">
            <text:p>3.5663571434786E-012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.0000000000035663571434786" calcext:value-type="float">
            <text:p>3.5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6.78014199935271E-019" calcext:value-type="float">
            <text:p>6.78014199935271E-019</text:p>
          </table:table-cell>
          <table:table-cell/>
          <table:table-cell table:style-name="ce4" table:formula="of:=[.F24]" office:value-type="float" office:value="1.03761224194699E-018" calcext:value-type="float">
            <text:p>1.03761224194699E-018</text:p>
          </table:table-cell>
          <table:table-cell/>
          <table:table-cell table:formula="of:=[.M72]/[.O72]" office:value-type="float" office:value="0.653436970503582" calcext:value-type="float">
            <text:p>0.6534369705</text:p>
          </table:table-cell>
          <table:table-cell table:formula="of:=[.M72]-[.O72]" office:value-type="float" office:value="-3.59598042011719E-019" calcext:value-type="float">
            <text:p>-3.60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467299010618744" calcext:value-type="float">
            <text:p>0.0046729901</text:p>
          </table:table-cell>
          <table:table-cell/>
          <table:table-cell table:style-name="ce4" table:formula="of:=[.F25]" office:value-type="float" office:value="0.00467299010618753" calcext:value-type="float">
            <text:p>0.0046729901</text:p>
          </table:table-cell>
          <table:table-cell/>
          <table:table-cell table:formula="of:=[.M73]/[.O73]" office:value-type="float" office:value="0.999999999999981" calcext:value-type="float">
            <text:p>1</text:p>
          </table:table-cell>
          <table:table-cell table:formula="of:=[.M73]-[.O73]" office:value-type="float" office:value="-9.0205620750794E-017" calcext:value-type="float">
            <text:p>-9.02E-0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0419515119735394" calcext:value-type="float">
            <text:p>4.19515119735394E-01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.0000000000419515119735394" calcext:value-type="float">
            <text:p>4.2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1376243583" calcext:value-type="float">
            <text:p>2.07901376243583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1376243583" calcext:value-type="float">
            <text:p>2.0790137624358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19000904166002" calcext:value-type="float">
            <text:p>2.19000904166002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19000904166002" calcext:value-type="float">
            <text:p>-2.19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483.03808524823" calcext:value-type="float">
            <text:p>3483.0380852482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83.03808524823" calcext:value-type="float">
            <text:p>3483.038085248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808518442" calcext:value-type="float">
            <text:p>3483.038085184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83.03808518442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773103342931152" calcext:value-type="float">
            <text:p>7.73103342931152E-00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773103342931152" calcext:value-type="float">
            <text:p>-7.73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6.0335047982124E-019" calcext:value-type="float">
            <text:p>-6.0335047982124E-019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6.0335047982124E-019" calcext:value-type="float">
            <text:p>-6.0335047982124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3.55874368158357E-016" calcext:value-type="float">
            <text:p>3.55874368158357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3.55874368158357E-016" calcext:value-type="float">
            <text:p>-3.5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3020175996279" calcext:value-type="float">
            <text:p>2.63020176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63020175996279" calcext:value-type="float">
            <text:p>2.6302017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176116504" calcext:value-type="float">
            <text:p>2.630201761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63020176116504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143900314611415" calcext:value-type="float">
            <text:p>1.43900314611415E-00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143900314611415" calcext:value-type="float">
            <text:p>-1.44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1376243583" calcext:value-type="float">
            <text:p>2.07901376243583E-013</text:p>
          </table:table-cell>
          <table:table-cell/>
          <table:table-cell table:style-name="ce3" office:value-type="float" office:value="0.000000000000219000904166002" calcext:value-type="float">
            <text:p>2.19000904166002E-013</text:p>
          </table:table-cell>
          <table:table-cell/>
          <table:table-cell table:style-name="ce3" office:value-type="float" office:value="0.949317433347188" calcext:value-type="float">
            <text:p>0.9493174333</text:p>
          </table:table-cell>
          <table:table-cell table:style-name="ce3" office:value-type="float" office:value="-0.0000000000000110995279224194" calcext:value-type="float">
            <text:p>-1.10995279224194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21192779076695" calcext:value-type="float">
            <text:p>2.21192779076695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21192779076695" calcext:value-type="float">
            <text:p>-2.21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18442" calcext:value-type="float">
            <text:p>3483.0380851844</text:p>
          </table:table-cell>
          <table:table-cell/>
          <table:table-cell table:style-name="ce3" office:value-type="float" office:value="1.00000000001832" calcext:value-type="float">
            <text:p>1</text:p>
          </table:table-cell>
          <table:table-cell table:style-name="ce3" office:value-type="float" office:value="0.0000000638192432234064" calcext:value-type="float">
            <text:p>6.38192432234064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9354039" calcext:value-type="float">
            <text:p>3483.038093540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483.03809354039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773103342931152" calcext:value-type="float">
            <text:p>7.73103342931152E-0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773103342931152" calcext:value-type="float">
            <text:p>-7.73103342931152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.000000307167023975446" calcext:value-type="float">
            <text:p>3.07167023975446E-007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0.000000307167023975446" calcext:value-type="float">
            <text:p>-3.0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6.0335047982124E-019" calcext:value-type="float">
            <text:p>-6.0335047982124E-019</text:p>
          </table:table-cell>
          <table:table-cell/>
          <table:table-cell table:style-name="ce3" office:value-type="float" office:value="3.55874368158357E-016" calcext:value-type="float">
            <text:p>3.55874368158357E-016</text:p>
          </table:table-cell>
          <table:table-cell/>
          <table:table-cell table:style-name="ce3" office:value-type="float" office:value="-0.00169540302366694" calcext:value-type="float">
            <text:p>-0.001695403</text:p>
          </table:table-cell>
          <table:table-cell table:style-name="ce3" office:value-type="float" office:value="-3.56477718638178E-016" calcext:value-type="float">
            <text:p>-3.5647771863817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3.76397779051336E-016" calcext:value-type="float">
            <text:p>3.76397779051336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3.76397779051336E-016" calcext:value-type="float">
            <text:p>-3.7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116504" calcext:value-type="float">
            <text:p>2.6302017612</text:p>
          </table:table-cell>
          <table:table-cell/>
          <table:table-cell table:style-name="ce3" office:value-type="float" office:value="0.999999999542905" calcext:value-type="float">
            <text:p>0.9999999995</text:p>
          </table:table-cell>
          <table:table-cell table:style-name="ce3" office:value-type="float" office:value="-0.00000000120225296385001" calcext:value-type="float">
            <text:p>-1.20225296385001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62422398" calcext:value-type="float">
            <text:p>2.630201624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63020162422398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143900314611415" calcext:value-type="float">
            <text:p>1.43900314611415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143900314611415" calcext:value-type="float">
            <text:p>-1.43900314611415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00000110183800636115" calcext:value-type="float">
            <text:p>0.00000001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00000110183800636115" calcext:value-type="float">
            <text:p>-1.1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1376243583" calcext:value-type="float">
            <text:p>2.07901376243583E-013</text:p>
          </table:table-cell>
          <table:table-cell/>
          <table:table-cell table:style-name="ce3" office:value-type="float" office:value="0.000000000000221192779076695" calcext:value-type="float">
            <text:p>2.21192779076695E-013</text:p>
          </table:table-cell>
          <table:table-cell/>
          <table:table-cell table:style-name="ce3" office:value-type="float" office:value="0.939910322169677" calcext:value-type="float">
            <text:p>0.9399103222</text:p>
          </table:table-cell>
          <table:table-cell table:style-name="ce3" office:value-type="float" office:value="-0.0000000000000132914028331125" calcext:value-type="float">
            <text:p>-1.32914028331125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21192779076695" calcext:value-type="float">
            <text:p>2.21192779076695E-013</text:p>
          </table:table-cell>
          <table:table-cell/>
          <table:table-cell table:style-name="ce4" table:formula="of:=[.F21]" office:value-type="float" office:value="0.000000000000219000904166002" calcext:value-type="float">
            <text:p>2.19000904166002E-013</text:p>
          </table:table-cell>
          <table:table-cell/>
          <table:table-cell table:formula="of:=[.M33]/[.O33]" office:value-type="float" office:value="1.01000851991475" calcext:value-type="float">
            <text:p>1.0100085199</text:p>
          </table:table-cell>
          <table:table-cell table:formula="of:=[.M33]-[.O33]" office:value-type="float" office:value="2.19187491069298E-015" calcext:value-type="float">
            <text:p>2.1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9354039" calcext:value-type="float">
            <text:p>3483.0380935404</text:p>
          </table:table-cell>
          <table:table-cell/>
          <table:table-cell table:style-name="ce3" office:value-type="float" office:value="0.999999997619274" calcext:value-type="float">
            <text:p>0.9999999976</text:p>
          </table:table-cell>
          <table:table-cell table:style-name="ce3" office:value-type="float" office:value="-0.00000829215969133656" calcext:value-type="float">
            <text:p>-8.29215969133656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483.03809354039" calcext:value-type="float">
            <text:p>3483.0380935404</text:p>
          </table:table-cell>
          <table:table-cell/>
          <table:table-cell table:style-name="ce4" table:formula="of:=[.F22]" office:value-type="float" office:value="3483.03808518442" calcext:value-type="float">
            <text:p>3483.0380851844</text:p>
          </table:table-cell>
          <table:table-cell/>
          <table:table-cell table:formula="of:=[.M34]/[.O34]" office:value-type="float" office:value="1.00000000239905" calcext:value-type="float">
            <text:p>1.0000000024</text:p>
          </table:table-cell>
          <table:table-cell table:formula="of:=[.M34]-[.O34]" office:value-type="float" office:value="0.00000835596983961295" calcext:value-type="float">
            <text:p>8.36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307167023975446" calcext:value-type="float">
            <text:p>3.07167023975446E-0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307167023975446" calcext:value-type="float">
            <text:p>-3.07167023975446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.000000307167023975446" calcext:value-type="float">
            <text:p>3.07167023975446E-007</text:p>
          </table:table-cell>
          <table:table-cell/>
          <table:table-cell table:style-name="ce4" table:formula="of:=[.F23]" office:value-type="float" office:value="0.000000773103342931152" calcext:value-type="float">
            <text:p>7.73103342931152E-007</text:p>
          </table:table-cell>
          <table:table-cell/>
          <table:table-cell table:formula="of:=[.M35]/[.O35]" office:value-type="float" office:value="0.397316900494635" calcext:value-type="float">
            <text:p>0.3973169005</text:p>
          </table:table-cell>
          <table:table-cell table:formula="of:=[.M35]-[.O35]" office:value-type="float" office:value="-0.000000465936318955706" calcext:value-type="float">
            <text:p>-4.6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6.0335047982124E-019" calcext:value-type="float">
            <text:p>-6.0335047982124E-019</text:p>
          </table:table-cell>
          <table:table-cell/>
          <table:table-cell table:style-name="ce3" office:value-type="float" office:value="3.76397779051336E-016" calcext:value-type="float">
            <text:p>3.76397779051336E-016</text:p>
          </table:table-cell>
          <table:table-cell/>
          <table:table-cell table:style-name="ce3" office:value-type="float" office:value="-0.00160295972346572" calcext:value-type="float">
            <text:p>-0.0016029597</text:p>
          </table:table-cell>
          <table:table-cell table:style-name="ce3" office:value-type="float" office:value="-3.77001129531157E-016" calcext:value-type="float">
            <text:p>-3.7700112953115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76397779051336E-016" calcext:value-type="float">
            <text:p>3.76397779051336E-016</text:p>
          </table:table-cell>
          <table:table-cell/>
          <table:table-cell table:style-name="ce4" table:formula="of:=[.F24]" office:value-type="float" office:value="3.55874368158357E-016" calcext:value-type="float">
            <text:p>3.55874368158357E-016</text:p>
          </table:table-cell>
          <table:table-cell/>
          <table:table-cell table:formula="of:=[.M36]/[.O36]" office:value-type="float" office:value="1.05767038238575" calcext:value-type="float">
            <text:p>1.0576703824</text:p>
          </table:table-cell>
          <table:table-cell table:formula="of:=[.M36]-[.O36]" office:value-type="float" office:value="2.0523410892979E-017" calcext:value-type="float">
            <text:p>2.0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62422398" calcext:value-type="float">
            <text:p>2.6302016242</text:p>
          </table:table-cell>
          <table:table-cell/>
          <table:table-cell table:style-name="ce3" office:value-type="float" office:value="1.00000005160776" calcext:value-type="float">
            <text:p>1.0000000516</text:p>
          </table:table-cell>
          <table:table-cell table:style-name="ce3" office:value-type="float" office:value="0.000000135738810413955" calcext:value-type="float">
            <text:p>1.35738810413955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3020162422398" calcext:value-type="float">
            <text:p>2.6302016242</text:p>
          </table:table-cell>
          <table:table-cell/>
          <table:table-cell table:style-name="ce4" table:formula="of:=[.F25]" office:value-type="float" office:value="2.63020176116504" calcext:value-type="float">
            <text:p>2.6302017612</text:p>
          </table:table-cell>
          <table:table-cell/>
          <table:table-cell table:formula="of:=[.M37]/[.O37]" office:value-type="float" office:value="0.99999994793515" calcext:value-type="float">
            <text:p>0.9999999479</text:p>
          </table:table-cell>
          <table:table-cell table:formula="of:=[.M37]-[.O37]" office:value-type="float" office:value="-0.000000136941059825091" calcext:value-type="float">
            <text:p>-1.3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110183800636115" calcext:value-type="float">
            <text:p>0.00000001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110183800636115" calcext:value-type="float">
            <text:p>-0.000000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00000110183800636115" calcext:value-type="float">
            <text:p>0.000000011</text:p>
          </table:table-cell>
          <table:table-cell/>
          <table:table-cell table:style-name="ce4" table:formula="of:=[.F26]" office:value-type="float" office:value="0.0000000143900314611415" calcext:value-type="float">
            <text:p>1.43900314611415E-008</text:p>
          </table:table-cell>
          <table:table-cell/>
          <table:table-cell table:formula="of:=[.M38]/[.O38]" office:value-type="float" office:value="0.76569534217943" calcext:value-type="float">
            <text:p>0.7656953422</text:p>
          </table:table-cell>
          <table:table-cell table:formula="of:=[.M38]-[.O38]" office:value-type="float" office:value="-0.00000000337165139753" calcext:value-type="float">
            <text:p>-3.3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1376243583" calcext:value-type="float">
            <text:p>2.07901376243583E-013</text:p>
          </table:table-cell>
          <table:table-cell/>
          <table:table-cell table:style-name="ce3" office:value-type="float" office:value="0.000000000000221770558123569" calcext:value-type="float">
            <text:p>2.21770558123569E-013</text:p>
          </table:table-cell>
          <table:table-cell/>
          <table:table-cell table:style-name="ce3" office:value-type="float" office:value="0.937461572909699" calcext:value-type="float">
            <text:p>0.9374615729</text:p>
          </table:table-cell>
          <table:table-cell table:style-name="ce3" office:value-type="float" office:value="-0.0000000000000138691818799861" calcext:value-type="float">
            <text:p>-1.3869181879986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21770558123569" calcext:value-type="float">
            <text:p>2.21770558123569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21770558123569" calcext:value-type="float">
            <text:p>-2.22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5249" calcext:value-type="float">
            <text:p>3483.0380852525</text:p>
          </table:table-cell>
          <table:table-cell/>
          <table:table-cell table:style-name="ce3" office:value-type="float" office:value="0.999999999998779" calcext:value-type="float">
            <text:p>1</text:p>
          </table:table-cell>
          <table:table-cell table:style-name="ce3" office:value-type="float" office:value="-0.00000000425370672019199" calcext:value-type="float">
            <text:p>-4.2537067201919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483.03808525249" calcext:value-type="float">
            <text:p>3483.038085252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483.03808525249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239883730899145" calcext:value-type="float">
            <text:p>-0.000000024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239883730899145" calcext:value-type="float">
            <text:p>0.00000002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0.0000000239883730899145" calcext:value-type="float">
            <text:p>-0.000000024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0.0000000239883730899145" calcext:value-type="float">
            <text:p>2.4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6.0335047982124E-019" calcext:value-type="float">
            <text:p>-6.0335047982124E-019</text:p>
          </table:table-cell>
          <table:table-cell/>
          <table:table-cell table:style-name="ce3" office:value-type="float" office:value="4.5875597842043E-016" calcext:value-type="float">
            <text:p>4.5875597842043E-016</text:p>
          </table:table-cell>
          <table:table-cell/>
          <table:table-cell table:style-name="ce3" office:value-type="float" office:value="-0.00131518826609884" calcext:value-type="float">
            <text:p>-0.0013151883</text:p>
          </table:table-cell>
          <table:table-cell table:style-name="ce3" office:value-type="float" office:value="-4.59359328900251E-016" calcext:value-type="float">
            <text:p>-4.5935932890025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4.5875597842043E-016" calcext:value-type="float">
            <text:p>4.5875597842043E-0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4.5875597842043E-016" calcext:value-type="float">
            <text:p>-4.5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04951" calcext:value-type="float">
            <text:p>2.63020176</text:p>
          </table:table-cell>
          <table:table-cell/>
          <table:table-cell table:style-name="ce3" office:value-type="float" office:value="0.999999999967029" calcext:value-type="float">
            <text:p>1</text:p>
          </table:table-cell>
          <table:table-cell table:style-name="ce3" office:value-type="float" office:value="-0.0000000000867190763642611" calcext:value-type="float">
            <text:p>-8.67190763642611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63020176004951" calcext:value-type="float">
            <text:p>2.63020176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63020176004951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31981754943973" calcext:value-type="float">
            <text:p>3.1981754943973E-00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31981754943973" calcext:value-type="float">
            <text:p>-3.1981754943973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031981754943973" calcext:value-type="float">
            <text:p>3.1981754943973E-00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031981754943973" calcext:value-type="float">
            <text:p>-3.2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21770558123569" calcext:value-type="float">
            <text:p>2.21770558123569E-013</text:p>
          </table:table-cell>
          <table:table-cell/>
          <table:table-cell table:style-name="ce4" table:formula="of:=[.F33]" office:value-type="float" office:value="0.000000000000221192779076695" calcext:value-type="float">
            <text:p>2.21192779076695E-013</text:p>
          </table:table-cell>
          <table:table-cell/>
          <table:table-cell table:formula="of:=[.M57]/[.O57]" office:value-type="float" office:value="1.002612106278" calcext:value-type="float">
            <text:p>1.0026121063</text:p>
          </table:table-cell>
          <table:table-cell table:formula="of:=[.M57]-[.O57]" office:value-type="float" office:value="5.77779046874E-016" calcext:value-type="float">
            <text:p>5.78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483.03808525249" calcext:value-type="float">
            <text:p>3483.0380852525</text:p>
          </table:table-cell>
          <table:table-cell/>
          <table:table-cell table:style-name="ce4" table:formula="of:=[.F34]" office:value-type="float" office:value="3483.03809354039" calcext:value-type="float">
            <text:p>3483.0380935404</text:p>
          </table:table-cell>
          <table:table-cell/>
          <table:table-cell table:formula="of:=[.M58]/[.O58]" office:value-type="float" office:value="0.999999997620497" calcext:value-type="float">
            <text:p>0.9999999976</text:p>
          </table:table-cell>
          <table:table-cell table:formula="of:=[.M58]-[.O58]" office:value-type="float" office:value="-0.00000828790007290081" calcext:value-type="float">
            <text:p>-8.2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239883730899145" calcext:value-type="float">
            <text:p>-0.000000024</text:p>
          </table:table-cell>
          <table:table-cell/>
          <table:table-cell table:style-name="ce4" table:formula="of:=[.F35]" office:value-type="float" office:value="0.000000307167023975446" calcext:value-type="float">
            <text:p>3.07167023975446E-007</text:p>
          </table:table-cell>
          <table:table-cell/>
          <table:table-cell table:formula="of:=[.M59]/[.O59]" office:value-type="float" office:value="-0.0780955350592324" calcext:value-type="float">
            <text:p>-0.0780955351</text:p>
          </table:table-cell>
          <table:table-cell table:formula="of:=[.M59]-[.O59]" office:value-type="float" office:value="-0.00000033115539706536" calcext:value-type="float">
            <text:p>-3.3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4.5875597842043E-016" calcext:value-type="float">
            <text:p>4.5875597842043E-016</text:p>
          </table:table-cell>
          <table:table-cell/>
          <table:table-cell table:style-name="ce4" table:formula="of:=[.F36]" office:value-type="float" office:value="3.76397779051336E-016" calcext:value-type="float">
            <text:p>3.76397779051336E-016</text:p>
          </table:table-cell>
          <table:table-cell/>
          <table:table-cell table:formula="of:=[.M60]/[.O60]" office:value-type="float" office:value="1.21880628407709" calcext:value-type="float">
            <text:p>1.2188062841</text:p>
          </table:table-cell>
          <table:table-cell table:formula="of:=[.M60]-[.O60]" office:value-type="float" office:value="8.2358199369094E-017" calcext:value-type="float">
            <text:p>8.24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3020176004951" calcext:value-type="float">
            <text:p>2.63020176</text:p>
          </table:table-cell>
          <table:table-cell/>
          <table:table-cell table:style-name="ce4" table:formula="of:=[.F37]" office:value-type="float" office:value="2.63020162422398" calcext:value-type="float">
            <text:p>2.6302016242</text:p>
          </table:table-cell>
          <table:table-cell/>
          <table:table-cell table:formula="of:=[.M61]/[.O61]" office:value-type="float" office:value="1.00000005164073" calcext:value-type="float">
            <text:p>1.0000000516</text:p>
          </table:table-cell>
          <table:table-cell table:formula="of:=[.M61]-[.O61]" office:value-type="float" office:value="0.000000135825529934408" calcext:value-type="float">
            <text:p>1.36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31981754943973" calcext:value-type="float">
            <text:p>3.1981754943973E-009</text:p>
          </table:table-cell>
          <table:table-cell/>
          <table:table-cell table:style-name="ce4" table:formula="of:=[.F38]" office:value-type="float" office:value="0.0000000110183800636115" calcext:value-type="float">
            <text:p>0.000000011</text:p>
          </table:table-cell>
          <table:table-cell/>
          <table:table-cell table:formula="of:=[.M62]/[.O62]" office:value-type="float" office:value="0.2902582299697" calcext:value-type="float">
            <text:p>0.29025823</text:p>
          </table:table-cell>
          <table:table-cell table:formula="of:=[.M62]-[.O62]" office:value-type="float" office:value="-0.0000000078202045692142" calcext:value-type="float">
            <text:p>-7.8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21770558123569" calcext:value-type="float">
            <text:p>2.21770558123569E-013</text:p>
          </table:table-cell>
          <table:table-cell/>
          <table:table-cell table:style-name="ce4" table:formula="of:=[.F21]" office:value-type="float" office:value="0.000000000000219000904166002" calcext:value-type="float">
            <text:p>2.19000904166002E-013</text:p>
          </table:table-cell>
          <table:table-cell/>
          <table:table-cell table:formula="of:=[.M69]/[.O69]" office:value-type="float" office:value="1.01264676951045" calcext:value-type="float">
            <text:p>1.0126467695</text:p>
          </table:table-cell>
          <table:table-cell table:formula="of:=[.M69]-[.O69]" office:value-type="float" office:value="2.76965395756698E-015" calcext:value-type="float">
            <text:p>2.7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483.03808525249" calcext:value-type="float">
            <text:p>3483.0380852525</text:p>
          </table:table-cell>
          <table:table-cell/>
          <table:table-cell table:style-name="ce4" table:formula="of:=[.F22]" office:value-type="float" office:value="3483.03808518442" calcext:value-type="float">
            <text:p>3483.0380851844</text:p>
          </table:table-cell>
          <table:table-cell/>
          <table:table-cell table:formula="of:=[.M70]/[.O70]" office:value-type="float" office:value="1.00000000001954" calcext:value-type="float">
            <text:p>1</text:p>
          </table:table-cell>
          <table:table-cell table:formula="of:=[.M70]-[.O70]" office:value-type="float" office:value="0.0000000680697667121422" calcext:value-type="float">
            <text:p>6.8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239883730899145" calcext:value-type="float">
            <text:p>-0.000000024</text:p>
          </table:table-cell>
          <table:table-cell/>
          <table:table-cell table:style-name="ce4" table:formula="of:=[.F23]" office:value-type="float" office:value="0.000000773103342931152" calcext:value-type="float">
            <text:p>7.73103342931152E-007</text:p>
          </table:table-cell>
          <table:table-cell/>
          <table:table-cell table:formula="of:=[.M71]/[.O71]" office:value-type="float" office:value="-0.0310286759322043" calcext:value-type="float">
            <text:p>-0.0310286759</text:p>
          </table:table-cell>
          <table:table-cell table:formula="of:=[.M71]-[.O71]" office:value-type="float" office:value="-0.000000797091716021066" calcext:value-type="float">
            <text:p>-7.9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4.5875597842043E-016" calcext:value-type="float">
            <text:p>4.5875597842043E-016</text:p>
          </table:table-cell>
          <table:table-cell/>
          <table:table-cell table:style-name="ce4" table:formula="of:=[.F24]" office:value-type="float" office:value="3.55874368158357E-016" calcext:value-type="float">
            <text:p>3.55874368158357E-016</text:p>
          </table:table-cell>
          <table:table-cell/>
          <table:table-cell table:formula="of:=[.M72]/[.O72]" office:value-type="float" office:value="1.28909530853397" calcext:value-type="float">
            <text:p>1.2890953085</text:p>
          </table:table-cell>
          <table:table-cell table:formula="of:=[.M72]-[.O72]" office:value-type="float" office:value="1.02881610262073E-016" calcext:value-type="float">
            <text:p>1.03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3020176004951" calcext:value-type="float">
            <text:p>2.63020176</text:p>
          </table:table-cell>
          <table:table-cell/>
          <table:table-cell table:style-name="ce4" table:formula="of:=[.F25]" office:value-type="float" office:value="2.63020176116504" calcext:value-type="float">
            <text:p>2.6302017612</text:p>
          </table:table-cell>
          <table:table-cell/>
          <table:table-cell table:formula="of:=[.M73]/[.O73]" office:value-type="float" office:value="0.999999999575877" calcext:value-type="float">
            <text:p>0.9999999996</text:p>
          </table:table-cell>
          <table:table-cell table:formula="of:=[.M73]-[.O73]" office:value-type="float" office:value="-0.00000000111552989068286" calcext:value-type="float">
            <text:p>-1.1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31981754943973" calcext:value-type="float">
            <text:p>3.1981754943973E-009</text:p>
          </table:table-cell>
          <table:table-cell/>
          <table:table-cell table:style-name="ce4" table:formula="of:=[.F26]" office:value-type="float" office:value="0.0000000143900314611415" calcext:value-type="float">
            <text:p>1.43900314611415E-008</text:p>
          </table:table-cell>
          <table:table-cell/>
          <table:table-cell table:formula="of:=[.M74]/[.O74]" office:value-type="float" office:value="0.222249374717045" calcext:value-type="float">
            <text:p>0.2222493747</text:p>
          </table:table-cell>
          <table:table-cell table:formula="of:=[.M74]-[.O74]" office:value-type="float" office:value="-0.0000000111918559667442" calcext:value-type="float">
            <text:p>-1.1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1307605082" calcext:value-type="float">
            <text:p>2.07901307605082E-013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1307605082" calcext:value-type="float">
            <text:p>2.0790130760508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27367851084846" calcext:value-type="float">
            <text:p>2.27367851084846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27367851084846" calcext:value-type="float">
            <text:p>-2.27E-01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83.03808524901" calcext:value-type="float">
            <text:p>3483.03808524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808515037" calcext:value-type="float">
            <text:p>3483.038085150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83.03808515037" calcext:value-type="float">
            <text:p>-3.48E+003</text:p>
          </table:table-cell>
          <table:table-cell/>
          <table:table-cell table:style-name="ce3" table:formula="of:=SQRT([.D9]*[.D9]+[.D10]*[.D10]+[.D11]*[.D11])" office:value-type="float" office:value="3483.03808524901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83.03808524901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3.68535287687827E-019" calcext:value-type="float">
            <text:p>-3.68535287687827E-019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3.68535287687827E-019" calcext:value-type="float">
            <text:p>-3.68535287687827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5.84022111054914E-016" calcext:value-type="float">
            <text:p>5.84022111054914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5.84022111054914E-016" calcext:value-type="float">
            <text:p>-5.84E-016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176172304" calcext:value-type="float">
            <text:p>2.630201761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63020176172304" calcext:value-type="float">
            <text:p>-2.63E+000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1307605082" calcext:value-type="float">
            <text:p>2.07901307605082E-013</text:p>
          </table:table-cell>
          <table:table-cell/>
          <table:table-cell table:style-name="ce3" office:value-type="float" office:value="0.000000000000227367851084846" calcext:value-type="float">
            <text:p>2.27367851084846E-013</text:p>
          </table:table-cell>
          <table:table-cell/>
          <table:table-cell table:style-name="ce3" office:value-type="float" office:value="0.914383043218808" calcext:value-type="float">
            <text:p>0.9143830432</text:p>
          </table:table-cell>
          <table:table-cell table:style-name="ce3" office:value-type="float" office:value="-0.0000000000000194665434797637" calcext:value-type="float">
            <text:p>-1.94665434797637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1968304324171" calcext:value-type="float">
            <text:p>2.1968304324171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1968304324171" calcext:value-type="float">
            <text:p>-2.20E-01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15037" calcext:value-type="float">
            <text:p>3483.0380851504</text:p>
          </table:table-cell>
          <table:table-cell/>
          <table:table-cell table:style-name="ce3" office:value-type="float" office:value="1.00000000002832" calcext:value-type="float">
            <text:p>1</text:p>
          </table:table-cell>
          <table:table-cell table:style-name="ce3" office:value-type="float" office:value="0.0000000986465238383971" calcext:value-type="float">
            <text:p>9.86465238383971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8524907" calcext:value-type="float">
            <text:p>3483.038085249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483.03808524907" calcext:value-type="float">
            <text:p>-3.48E+003</text:p>
          </table:table-cell>
          <table:table-cell/>
          <table:table-cell table:style-name="ce3" table:formula="of:=SQRT([.D21]*[.D21]+[.D22]*[.D22]+[.D23]*[.D23])" office:value-type="float" office:value="3483.03808524901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15037" calcext:value-type="float">
            <text:p>3483.0380851504</text:p>
          </table:table-cell>
          <table:table-cell/>
          <table:table-cell table:formula="of:=[.T22]/[.V22]" office:value-type="float" office:value="1.00000000002832" calcext:value-type="float">
            <text:p>1</text:p>
          </table:table-cell>
          <table:table-cell table:formula="of:=[.T22]-[.V22]" office:value-type="float" office:value="0.0000000986397026281338" calcext:value-type="float">
            <text:p>9.86397026281338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.000000000672740419354038" calcext:value-type="float">
            <text:p>6.72740419354038E-010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0.000000000672740419354038" calcext:value-type="float">
            <text:p>-6.73E-01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3.68535287687827E-019" calcext:value-type="float">
            <text:p>-3.68535287687827E-019</text:p>
          </table:table-cell>
          <table:table-cell/>
          <table:table-cell table:style-name="ce3" office:value-type="float" office:value="5.84022111054914E-016" calcext:value-type="float">
            <text:p>5.84022111054914E-016</text:p>
          </table:table-cell>
          <table:table-cell/>
          <table:table-cell table:style-name="ce3" office:value-type="float" office:value="-0.000631029683143579" calcext:value-type="float">
            <text:p>-0.0006310297</text:p>
          </table:table-cell>
          <table:table-cell table:style-name="ce3" office:value-type="float" office:value="-5.84390646342602E-016" calcext:value-type="float">
            <text:p>-5.84390646342602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3.24888759283599E-016" calcext:value-type="float">
            <text:p>3.24888759283599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3.24888759283599E-016" calcext:value-type="float">
            <text:p>-3.25E-016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172304" calcext:value-type="float">
            <text:p>2.6302017617</text:p>
          </table:table-cell>
          <table:table-cell/>
          <table:table-cell table:style-name="ce3" office:value-type="float" office:value="0.999999999385328" calcext:value-type="float">
            <text:p>0.9999999994</text:p>
          </table:table-cell>
          <table:table-cell table:style-name="ce3" office:value-type="float" office:value="-0.00000000161671076526204" calcext:value-type="float">
            <text:p>-1.61671076526204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76010552" calcext:value-type="float">
            <text:p>2.630201760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63020176010552" calcext:value-type="float">
            <text:p>-2.63E+000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172304" calcext:value-type="float">
            <text:p>2.6302017617</text:p>
          </table:table-cell>
          <table:table-cell/>
          <table:table-cell table:formula="of:=[.T25]/[.V25]" office:value-type="float" office:value="0.999999999385329" calcext:value-type="float">
            <text:p>0.9999999994</text:p>
          </table:table-cell>
          <table:table-cell table:formula="of:=[.T25]-[.V25]" office:value-type="float" office:value="-0.00000000161670987708362" calcext:value-type="float">
            <text:p>-1.61670987708362E-009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00000000207695782892405" calcext:value-type="float">
            <text:p>2.07695782892405E-01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00000000207695782892405" calcext:value-type="float">
            <text:p>-2.08E-0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13686837721616" calcext:value-type="float">
            <text:p>1.136868377216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1307605082" calcext:value-type="float">
            <text:p>2.07901307605082E-013</text:p>
          </table:table-cell>
          <table:table-cell/>
          <table:table-cell table:style-name="ce3" office:value-type="float" office:value="0.00000000000021968304324171" calcext:value-type="float">
            <text:p>2.1968304324171E-013</text:p>
          </table:table-cell>
          <table:table-cell/>
          <table:table-cell table:style-name="ce3" office:value-type="float" office:value="0.946369389904778" calcext:value-type="float">
            <text:p>0.9463693899</text:p>
          </table:table-cell>
          <table:table-cell table:style-name="ce3" office:value-type="float" office:value="-0.0000000000000117817356366279" calcext:value-type="float">
            <text:p>-1.17817356366279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1968304324171" calcext:value-type="float">
            <text:p>2.1968304324171E-013</text:p>
          </table:table-cell>
          <table:table-cell/>
          <table:table-cell table:style-name="ce4" table:formula="of:=[.F21]" office:value-type="float" office:value="0.000000000000227367851084846" calcext:value-type="float">
            <text:p>2.27367851084846E-013</text:p>
          </table:table-cell>
          <table:table-cell/>
          <table:table-cell table:formula="of:=[.M33]/[.O33]" office:value-type="float" office:value="0.96620099188839" calcext:value-type="float">
            <text:p>0.9662009919</text:p>
          </table:table-cell>
          <table:table-cell table:formula="of:=[.M33]-[.O33]" office:value-type="float" office:value="-7.68480784313597E-015" calcext:value-type="float">
            <text:p>-7.68E-015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7" calcext:value-type="float">
            <text:p>3483.0380852491</text:p>
          </table:table-cell>
          <table:table-cell/>
          <table:table-cell table:style-name="ce3" office:value-type="float" office:value="0.999999999999984" calcext:value-type="float">
            <text:p>1</text:p>
          </table:table-cell>
          <table:table-cell table:style-name="ce3" office:value-type="float" office:value="-0.0000000000563886715099216" calcext:value-type="float">
            <text:p>-5.63886715099216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483.03808524907" calcext:value-type="float">
            <text:p>3483.0380852491</text:p>
          </table:table-cell>
          <table:table-cell/>
          <table:table-cell table:style-name="ce4" table:formula="of:=[.F22]" office:value-type="float" office:value="3483.03808515037" calcext:value-type="float">
            <text:p>3483.0380851504</text:p>
          </table:table-cell>
          <table:table-cell/>
          <table:table-cell table:formula="of:=[.M34]/[.O34]" office:value-type="float" office:value="1.00000000002834" calcext:value-type="float">
            <text:p>1</text:p>
          </table:table-cell>
          <table:table-cell table:formula="of:=[.M34]-[.O34]" office:value-type="float" office:value="0.0000000986997292784508" calcext:value-type="float">
            <text:p>9.87E-008</text:p>
          </table:table-cell>
          <table:table-cell/>
          <table:table-cell table:style-name="ce3" table:formula="of:=SQRT([.D33]*[.D33]+[.D34]*[.D34]+[.D35]*[.D35])" office:value-type="float" office:value="3483.03808524901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3483.03808524907" calcext:value-type="float">
            <text:p>3483.0380852491</text:p>
          </table:table-cell>
          <table:table-cell/>
          <table:table-cell table:formula="of:=[.T34]/[.V34]" office:value-type="float" office:value="0.999999999999983" calcext:value-type="float">
            <text:p>1</text:p>
          </table:table-cell>
          <table:table-cell table:formula="of:=[.T34]-[.V34]" office:value-type="float" office:value="-0.0000000000600266503170133" calcext:value-type="float">
            <text:p>-6.00266503170133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672740419354038" calcext:value-type="float">
            <text:p>6.72740419354038E-0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672740419354038" calcext:value-type="float">
            <text:p>-6.72740419354038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.000000000672740419354038" calcext:value-type="float">
            <text:p>6.72740419354038E-01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.000000000672740419354038" calcext:value-type="float">
            <text:p>6.73E-01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3.68535287687827E-019" calcext:value-type="float">
            <text:p>-3.68535287687827E-019</text:p>
          </table:table-cell>
          <table:table-cell/>
          <table:table-cell table:style-name="ce3" office:value-type="float" office:value="3.24888759283599E-016" calcext:value-type="float">
            <text:p>3.24888759283599E-016</text:p>
          </table:table-cell>
          <table:table-cell/>
          <table:table-cell table:style-name="ce3" office:value-type="float" office:value="-0.00113434299327706" calcext:value-type="float">
            <text:p>-0.001134343</text:p>
          </table:table-cell>
          <table:table-cell table:style-name="ce3" office:value-type="float" office:value="-3.25257294571287E-016" calcext:value-type="float">
            <text:p>-3.2525729457128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24888759283599E-016" calcext:value-type="float">
            <text:p>3.24888759283599E-016</text:p>
          </table:table-cell>
          <table:table-cell/>
          <table:table-cell table:style-name="ce4" table:formula="of:=[.F24]" office:value-type="float" office:value="5.84022111054914E-016" calcext:value-type="float">
            <text:p>5.84022111054914E-016</text:p>
          </table:table-cell>
          <table:table-cell/>
          <table:table-cell table:formula="of:=[.M36]/[.O36]" office:value-type="float" office:value="0.55629530651974" calcext:value-type="float">
            <text:p>0.5562953065</text:p>
          </table:table-cell>
          <table:table-cell table:formula="of:=[.M36]-[.O36]" office:value-type="float" office:value="-2.59133351771315E-016" calcext:value-type="float">
            <text:p>-2.59E-016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552" calcext:value-type="float">
            <text:p>2.6302017601</text:p>
          </table:table-cell>
          <table:table-cell/>
          <table:table-cell table:style-name="ce3" office:value-type="float" office:value="1.00000000000031" calcext:value-type="float">
            <text:p>1</text:p>
          </table:table-cell>
          <table:table-cell table:style-name="ce3" office:value-type="float" office:value="0.000000000000814903700074865" calcext:value-type="float">
            <text:p>8.14903700074865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3020176010552" calcext:value-type="float">
            <text:p>2.6302017601</text:p>
          </table:table-cell>
          <table:table-cell/>
          <table:table-cell table:style-name="ce4" table:formula="of:=[.F25]" office:value-type="float" office:value="2.63020176172304" calcext:value-type="float">
            <text:p>2.6302017617</text:p>
          </table:table-cell>
          <table:table-cell/>
          <table:table-cell table:formula="of:=[.M37]/[.O37]" office:value-type="float" office:value="0.99999999938502" calcext:value-type="float">
            <text:p>0.9999999994</text:p>
          </table:table-cell>
          <table:table-cell table:formula="of:=[.M37]-[.O37]" office:value-type="float" office:value="-0.00000000161751989580239" calcext:value-type="float">
            <text:p>-1.62E-009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2.63020176010552" calcext:value-type="float">
            <text:p>2.6302017601</text:p>
          </table:table-cell>
          <table:table-cell/>
          <table:table-cell table:formula="of:=[.T37]/[.V37]" office:value-type="float" office:value="1.00000000000031" calcext:value-type="float">
            <text:p>1</text:p>
          </table:table-cell>
          <table:table-cell table:formula="of:=[.T37]-[.V37]" office:value-type="float" office:value="0.000000000000810018718766514" calcext:value-type="float">
            <text:p>8.10018718766514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207695782892405" calcext:value-type="float">
            <text:p>2.07695782892405E-01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207695782892405" calcext:value-type="float">
            <text:p>-2.07695782892405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00000000207695782892405" calcext:value-type="float">
            <text:p>2.07695782892405E-01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.0000000000207695782892405" calcext:value-type="float">
            <text:p>2.08E-0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028421709430404" calcext:value-type="float">
            <text:p>-2.842170943040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06" calcext:value-type="float">
            <text:p>806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1307605082" calcext:value-type="float">
            <text:p>2.07901307605082E-013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1" calcext:value-type="float">
            <text:p>3483.038085249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83.03808524901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83.03808524901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3.68535287687827E-019" calcext:value-type="float">
            <text:p>-3.68535287687827E-019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1968304324171" calcext:value-type="float">
            <text:p>2.1968304324171E-013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0.00000000000021968304324171" calcext:value-type="float">
            <text:p>-2.2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8524907" calcext:value-type="float">
            <text:p>3483.0380852491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483.03808524907" calcext:value-type="float">
            <text:p>-3.4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.000000000672740419354038" calcext:value-type="float">
            <text:p>6.72740419354038E-010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0.000000000672740419354038" calcext:value-type="float">
            <text:p>-6.73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3.24888759283599E-016" calcext:value-type="float">
            <text:p>3.24888759283599E-01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3.24888759283599E-016" calcext:value-type="float">
            <text:p>-3.25E-01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76010552" calcext:value-type="float">
            <text:p>2.6302017601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63020176010552" calcext:value-type="float">
            <text:p>-2.63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00000000207695782892405" calcext:value-type="float">
            <text:p>2.07695782892405E-011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0000000000207695782892405" calcext:value-type="float">
            <text:p>-2.08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27367851084846" calcext:value-type="float">
            <text:p>2.27367851084846E-01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0.000000000000227367851084846" calcext:value-type="float">
            <text:p>-2.27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808515037" calcext:value-type="float">
            <text:p>3483.038085150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483.03808515037" calcext:value-type="float">
            <text:p>-3.4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5.84022111054914E-016" calcext:value-type="float">
            <text:p>5.84022111054914E-016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5.84022111054914E-016" calcext:value-type="float">
            <text:p>-5.84E-01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176172304" calcext:value-type="float">
            <text:p>2.6302017617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63020176172304" calcext:value-type="float">
            <text:p>-2.63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1843657271" calcext:value-type="float">
            <text:p>2.07901843657271E-013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1843657271" calcext:value-type="float">
            <text:p>2.07901843657271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20919261647878" calcext:value-type="float">
            <text:p>2.20919261647878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20919261647878" calcext:value-type="float">
            <text:p>-2.21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808524725" calcext:value-type="float">
            <text:p>3483.038085247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83.03808524725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0215888752071113" calcext:value-type="float">
            <text:p>2.15888752071113E-00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0215888752071113" calcext:value-type="float">
            <text:p>-2.16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3.34229882623107E-019" calcext:value-type="float">
            <text:p>-3.34229882623107E-019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3.34229882623107E-019" calcext:value-type="float">
            <text:p>-3.34229882623107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3.56923451848845E-016" calcext:value-type="float">
            <text:p>3.56923451848845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3.56923451848845E-016" calcext:value-type="float">
            <text:p>-3.5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176013525" calcext:value-type="float">
            <text:p>2.630201760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63020176013525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00500897564918901" calcext:value-type="float">
            <text:p>5.00897564918901E-010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00500897564918901" calcext:value-type="float">
            <text:p>-5.01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1843657271" calcext:value-type="float">
            <text:p>2.07901843657271E-013</text:p>
          </table:table-cell>
          <table:table-cell/>
          <table:table-cell table:style-name="ce3" office:value-type="float" office:value="0.000000000000220919261647878" calcext:value-type="float">
            <text:p>2.20919261647878E-013</text:p>
          </table:table-cell>
          <table:table-cell/>
          <table:table-cell table:style-name="ce3" office:value-type="float" office:value="0.941076129380902" calcext:value-type="float">
            <text:p>0.9410761294</text:p>
          </table:table-cell>
          <table:table-cell table:style-name="ce3" office:value-type="float" office:value="-0.0000000000000130174179906063" calcext:value-type="float">
            <text:p>-1.30174179906063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2026681886324" calcext:value-type="float">
            <text:p>2.2026681886324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2026681886324" calcext:value-type="float">
            <text:p>-2.2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725" calcext:value-type="float">
            <text:p>3483.0380852473</text:p>
          </table:table-cell>
          <table:table-cell/>
          <table:table-cell table:style-name="ce3" office:value-type="float" office:value="1.00000000000051" calcext:value-type="float">
            <text:p>1</text:p>
          </table:table-cell>
          <table:table-cell table:style-name="ce3" office:value-type="float" office:value="0.00000000176123648998328" calcext:value-type="float">
            <text:p>1.76123648998328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8524896" calcext:value-type="float">
            <text:p>3483.03808524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483.03808524896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215888752071113" calcext:value-type="float">
            <text:p>2.15888752071113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215888752071113" calcext:value-type="float">
            <text:p>-2.15888752071113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240654162585066" calcext:value-type="float">
            <text:p>-2.40654162585066E-009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00240654162585066" calcext:value-type="float">
            <text:p>2.4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3.34229882623107E-019" calcext:value-type="float">
            <text:p>-3.34229882623107E-019</text:p>
          </table:table-cell>
          <table:table-cell/>
          <table:table-cell table:style-name="ce3" office:value-type="float" office:value="3.56923451848845E-016" calcext:value-type="float">
            <text:p>3.56923451848845E-016</text:p>
          </table:table-cell>
          <table:table-cell/>
          <table:table-cell table:style-name="ce3" office:value-type="float" office:value="-0.000936418946112433" calcext:value-type="float">
            <text:p>-0.0009364189</text:p>
          </table:table-cell>
          <table:table-cell table:style-name="ce3" office:value-type="float" office:value="-3.57257681731468E-016" calcext:value-type="float">
            <text:p>-3.5725768173146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3.62352375858324E-016" calcext:value-type="float">
            <text:p>3.62352375858324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3.62352375858324E-016" calcext:value-type="float">
            <text:p>-3.6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3525" calcext:value-type="float">
            <text:p>2.6302017601</text:p>
          </table:table-cell>
          <table:table-cell/>
          <table:table-cell table:style-name="ce3" office:value-type="float" office:value="0.999999999989007" calcext:value-type="float">
            <text:p>1</text:p>
          </table:table-cell>
          <table:table-cell table:style-name="ce3" office:value-type="float" office:value="-0.0000000000289142043641277" calcext:value-type="float">
            <text:p>-2.89142043641277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76010624" calcext:value-type="float">
            <text:p>2.630201760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63020176010624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500897564918901" calcext:value-type="float">
            <text:p>5.00897564918901E-0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500897564918901" calcext:value-type="float">
            <text:p>-5.0089756491890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00660319116127511" calcext:value-type="float">
            <text:p>-6.60319116127511E-011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000660319116127511" calcext:value-type="float">
            <text:p>6.6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21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21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a long time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1843657271" calcext:value-type="float">
            <text:p>2.07901843657271E-013</text:p>
          </table:table-cell>
          <table:table-cell/>
          <table:table-cell table:style-name="ce3" office:value-type="float" office:value="0.00000000000022026681886324" calcext:value-type="float">
            <text:p>2.2026681886324E-013</text:p>
          </table:table-cell>
          <table:table-cell/>
          <table:table-cell table:formula="of:=[.D33]/[.F33]" office:value-type="float" office:value="0.943863650141303" calcext:value-type="float">
            <text:p>0.9438636501</text:p>
          </table:table-cell>
          <table:table-cell table:formula="of:=[.D33]-[.F33]" office:value-type="float" office:value="-0.000000000000012364975205969" calcext:value-type="float">
            <text:p>-1.2364975205969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2026681886324" calcext:value-type="float">
            <text:p>2.2026681886324E-013</text:p>
          </table:table-cell>
          <table:table-cell/>
          <table:table-cell table:style-name="ce4" table:formula="of:=[.F21]" office:value-type="float" office:value="0.000000000000220919261647878" calcext:value-type="float">
            <text:p>2.20919261647878E-013</text:p>
          </table:table-cell>
          <table:table-cell/>
          <table:table-cell table:formula="of:=[.M33]/[.O33]" office:value-type="float" office:value="0.997046691267338" calcext:value-type="float">
            <text:p>0.9970466913</text:p>
          </table:table-cell>
          <table:table-cell table:formula="of:=[.M33]-[.O33]" office:value-type="float" office:value="-6.52442784637992E-016" calcext:value-type="float">
            <text:p>-6.5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896" calcext:value-type="float">
            <text:p>3483.038085249</text:p>
          </table:table-cell>
          <table:table-cell/>
          <table:table-cell table:formula="of:=[.D34]/[.F34]" office:value-type="float" office:value="1.00000000000002" calcext:value-type="float">
            <text:p>1</text:p>
          </table:table-cell>
          <table:table-cell table:formula="of:=[.D34]-[.F34]" office:value-type="float" office:value="0.0000000000595719029661268" calcext:value-type="float">
            <text:p>5.95719029661268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483.03808524896" calcext:value-type="float">
            <text:p>3483.038085249</text:p>
          </table:table-cell>
          <table:table-cell/>
          <table:table-cell table:style-name="ce4" table:formula="of:=[.F22]" office:value-type="float" office:value="3483.03808524725" calcext:value-type="float">
            <text:p>3483.0380852473</text:p>
          </table:table-cell>
          <table:table-cell/>
          <table:table-cell table:formula="of:=[.M34]/[.O34]" office:value-type="float" office:value="1.00000000000049" calcext:value-type="float">
            <text:p>1</text:p>
          </table:table-cell>
          <table:table-cell table:formula="of:=[.M34]-[.O34]" office:value-type="float" office:value="0.00000000171030478668399" calcext:value-type="float">
            <text:p>1.7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240654162585066" calcext:value-type="float">
            <text:p>-2.40654162585066E-009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240654162585066" calcext:value-type="float">
            <text:p>2.40654162585066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240654162585066" calcext:value-type="float">
            <text:p>-2.40654162585066E-009</text:p>
          </table:table-cell>
          <table:table-cell/>
          <table:table-cell table:style-name="ce4" table:formula="of:=[.F23]" office:value-type="float" office:value="0.0000000215888752071113" calcext:value-type="float">
            <text:p>2.15888752071113E-008</text:p>
          </table:table-cell>
          <table:table-cell/>
          <table:table-cell table:formula="of:=[.M35]/[.O35]" office:value-type="float" office:value="-0.111471376010268" calcext:value-type="float">
            <text:p>-0.111471376</text:p>
          </table:table-cell>
          <table:table-cell table:formula="of:=[.M35]-[.O35]" office:value-type="float" office:value="-0.000000023995416832962" calcext:value-type="float">
            <text:p>-2.4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3.34229882623107E-019" calcext:value-type="float">
            <text:p>-3.34229882623107E-019</text:p>
          </table:table-cell>
          <table:table-cell/>
          <table:table-cell table:style-name="ce3" office:value-type="float" office:value="3.62352375858324E-016" calcext:value-type="float">
            <text:p>3.62352375858324E-016</text:p>
          </table:table-cell>
          <table:table-cell/>
          <table:table-cell table:formula="of:=[.D36]/[.F36]" office:value-type="float" office:value="-0.000922389102131311" calcext:value-type="float">
            <text:p>-0.0009223891</text:p>
          </table:table-cell>
          <table:table-cell table:formula="of:=[.D36]-[.F36]" office:value-type="float" office:value="-3.62686605740947E-016" calcext:value-type="float">
            <text:p>-3.6268660574094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62352375858324E-016" calcext:value-type="float">
            <text:p>3.62352375858324E-016</text:p>
          </table:table-cell>
          <table:table-cell/>
          <table:table-cell table:style-name="ce4" table:formula="of:=[.F24]" office:value-type="float" office:value="3.56923451848845E-016" calcext:value-type="float">
            <text:p>3.56923451848845E-016</text:p>
          </table:table-cell>
          <table:table-cell/>
          <table:table-cell table:formula="of:=[.M36]/[.O36]" office:value-type="float" office:value="1.01521033146283" calcext:value-type="float">
            <text:p>1.0152103315</text:p>
          </table:table-cell>
          <table:table-cell table:formula="of:=[.M36]-[.O36]" office:value-type="float" office:value="5.428924009479E-018" calcext:value-type="float">
            <text:p>5.43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24" calcext:value-type="float">
            <text:p>2.6302017601</text:p>
          </table:table-cell>
          <table:table-cell/>
          <table:table-cell table:formula="of:=[.D37]/[.F37]" office:value-type="float" office:value="1.00000000000003" calcext:value-type="float">
            <text:p>1</text:p>
          </table:table-cell>
          <table:table-cell table:formula="of:=[.D37]-[.F37]" office:value-type="float" office:value="0.0000000000000901501095995627" calcext:value-type="float">
            <text:p>9.01501095995627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3020176010624" calcext:value-type="float">
            <text:p>2.6302017601</text:p>
          </table:table-cell>
          <table:table-cell/>
          <table:table-cell table:style-name="ce4" table:formula="of:=[.F25]" office:value-type="float" office:value="2.63020176013525" calcext:value-type="float">
            <text:p>2.6302017601</text:p>
          </table:table-cell>
          <table:table-cell/>
          <table:table-cell table:formula="of:=[.M37]/[.O37]" office:value-type="float" office:value="0.99999999998897" calcext:value-type="float">
            <text:p>1</text:p>
          </table:table-cell>
          <table:table-cell table:formula="of:=[.M37]-[.O37]" office:value-type="float" office:value="-0.0000000000290101276334553" calcext:value-type="float">
            <text:p>-2.9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0660319116127511" calcext:value-type="float">
            <text:p>-6.60319116127511E-011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0.0000000000660319116127511" calcext:value-type="float">
            <text:p>6.6031911612751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00660319116127511" calcext:value-type="float">
            <text:p>-6.60319116127511E-011</text:p>
          </table:table-cell>
          <table:table-cell/>
          <table:table-cell table:style-name="ce4" table:formula="of:=[.F26]" office:value-type="float" office:value="0.000000000500897564918901" calcext:value-type="float">
            <text:p>5.00897564918901E-010</text:p>
          </table:table-cell>
          <table:table-cell/>
          <table:table-cell table:formula="of:=[.M38]/[.O38]" office:value-type="float" office:value="-0.131827176327843" calcext:value-type="float">
            <text:p>-0.1318271763</text:p>
          </table:table-cell>
          <table:table-cell table:formula="of:=[.M38]-[.O38]" office:value-type="float" office:value="-0.000000000566929476531652" calcext:value-type="float">
            <text:p>-5.67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1" calcext:value-type="float">
            <text:p>100.3578251624</text:p>
          </table:table-cell>
          <table:table-cell/>
          <table:table-cell table:formula="of:=[.D39]/[.F39]" office:value-type="float" office:value="0.99999999999998" calcext:value-type="float">
            <text:p>1</text:p>
          </table:table-cell>
          <table:table-cell table:formula="of:=[.D39]-[.F39]" office:value-type="float" office:value="-0.00000000000198951966012828" calcext:value-type="float">
            <text:p>-1.9895196601282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21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3" calcext:value-type="float">
            <text:p>1</text:p>
          </table:table-cell>
          <table:table-cell table:formula="of:=[.M39]-[.O39]" office:value-type="float" office:value="0.00000000000299849034490762" calcext:value-type="float">
            <text:p>3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8546" calcext:value-type="float">
            <text:p>3854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1843657271" calcext:value-type="float">
            <text:p>2.07901843657271E-013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.000000000000207901843657271" calcext:value-type="float">
            <text:p>2.07901843657271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2" calcext:value-type="float">
            <text:p>3483.038085249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3.34229882623107E-019" calcext:value-type="float">
            <text:p>-3.34229882623107E-019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-3.34229882623107E-019" calcext:value-type="float">
            <text:p>-3.34229882623107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2026681886324" calcext:value-type="float">
            <text:p>2.2026681886324E-013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0.00000000000022026681886324" calcext:value-type="float">
            <text:p>-2.2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8524896" calcext:value-type="float">
            <text:p>3483.038085249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483.03808524896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240654162585066" calcext:value-type="float">
            <text:p>-2.40654162585066E-009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240654162585066" calcext:value-type="float">
            <text:p>2.4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3.62352375858324E-016" calcext:value-type="float">
            <text:p>3.62352375858324E-01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3.62352375858324E-016" calcext:value-type="float">
            <text:p>-3.62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76010624" calcext:value-type="float">
            <text:p>2.6302017601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63020176010624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00660319116127511" calcext:value-type="float">
            <text:p>-6.60319116127511E-011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0.0000000000660319116127511" calcext:value-type="float">
            <text:p>6.6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21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21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20919261647878" calcext:value-type="float">
            <text:p>2.20919261647878E-01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0.000000000000220919261647878" calcext:value-type="float">
            <text:p>-2.21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808524725" calcext:value-type="float">
            <text:p>3483.038085247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483.03808524725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0215888752071113" calcext:value-type="float">
            <text:p>2.15888752071113E-00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0.0000000215888752071113" calcext:value-type="float">
            <text:p>-2.1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3.56923451848845E-016" calcext:value-type="float">
            <text:p>3.56923451848845E-016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3.56923451848845E-016" calcext:value-type="float">
            <text:p>-3.57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176013525" calcext:value-type="float">
            <text:p>2.630201760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63020176013525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00500897564918901" calcext:value-type="float">
            <text:p>5.00897564918901E-010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00000000500897564918901" calcext:value-type="float">
            <text:p>-5.01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5:27:19.645929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8T16:11:57.777957619</dc:date>
    <dc:creator>Stacha Petrovic</dc:creator>
    <meta:editing-duration>P9DT17H16M48S</meta:editing-duration>
    <meta:editing-cycles>352</meta:editing-cycles>
    <meta:document-statistic meta:table-count="4" meta:cell-count="1642" meta:object-count="0"/>
    <meta:user-defined meta:name="qrichtext">1</meta:user-defined>
  </office:meta>
</office:document-meta>
</file>